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0E000003563D9DE20BAD805744.png" manifest:media-type="image/png"/>
  <manifest:file-entry manifest:full-path="Pictures/10000201000003BE000003BE0B682327CA4F6FD9.png" manifest:media-type="image/png"/>
  <manifest:file-entry manifest:full-path="Pictures/10000201000002EE000002EE0508BDBF5E9B9105.png" manifest:media-type="image/png"/>
  <manifest:file-entry manifest:full-path="Pictures/100002010000001A000000185CF82C2AC1808DFD.png" manifest:media-type="image/png"/>
  <manifest:file-entry manifest:full-path="Pictures/100002010000001A000000187AE7E3FC9627F88B.png" manifest:media-type="image/png"/>
  <manifest:file-entry manifest:full-path="Pictures/10000201000004B00000012CF9D0EA249E016E09.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bin" svg:font-family="Cabin"/>
    <style:font-face style:name="Calibri" svg:font-family="Calibri"/>
    <style:font-face style:name="Noto Sans" svg:font-family="'Noto Sans'"/>
    <style:font-face style:name="Open Sans" svg:font-family="'Open Sans'"/>
    <style:font-face style:name="Open Sans ExtraBold" svg:font-family="'Open Sans Extra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26cm" svg:stroke-color="#ffffff" draw:stroke-linejoin="round" draw:fill="solid" draw:fill-color="#69982a"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solid" svg:stroke-width="0.026cm" svg:stroke-color="#ffffff" draw:stroke-linejoin="round" draw:fill="solid" draw:fill-color="#6fa8dc"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26cm" svg:stroke-color="#595959"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26cm" svg:stroke-color="#ffffff" draw:stroke-linejoin="round" draw:fill="solid" draw:fill-color="#ff9900"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5b0f00" draw:stroke-linejoin="round" draw:fill="solid" draw:fill-color="#85200c" draw:textarea-vertical-align="top"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a61c00" draw:stroke-linejoin="round" draw:fill="solid" draw:fill-color="#cc4125" draw:textarea-vertical-align="top"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026cm" svg:stroke-color="#3d85c6" draw:stroke-linejoin="round" draw:fill="solid" draw:fill-color="#6fa8dc" draw:textarea-vertical-align="top"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solid" svg:stroke-width="0.026cm" svg:stroke-color="#9fc5e8" draw:stroke-linejoin="round" draw:fill="solid" draw:fill-color="#cfe2f3" draw:textarea-vertical-align="top"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26cm" svg:stroke-color="#cccccc" draw:stroke-linejoin="round" draw:fill="solid" draw:fill-color="#efefef" draw:textarea-vertical-align="top" draw:auto-grow-height="false" draw:fit-to-size="false" style:shrink-to-fit="false" fo:min-height="0cm" fo:min-width="0cm" fo:padding-top="0.254cm" fo:padding-bottom="0.254cm" fo:padding-left="0.254cm" fo:padding-right="0.254cm" fo:wrap-option="wrap"/>
    </style:style>
    <style:style style:name="gr12" style:family="graphic">
      <style:graphic-properties style:protect="size"/>
    </style:style>
    <style:style style:name="gr13" style:family="graphic" style:parent-style-name="standard">
      <style:graphic-properties draw:stroke="solid" svg:stroke-width="0.026cm" svg:stroke-color="#ffffff" draw:stroke-linejoin="round" draw:fill="solid" draw:fill-color="#6aa84f"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CUSTOM_5f_1_5f_4-title">
      <style:graphic-properties draw:stroke="none" svg:stroke-width="0cm" draw:fill="none" draw:textarea-vertical-align="bottom" draw:auto-grow-height="false" draw:fit-to-size="false" style:shrink-to-fit="false" fo:min-height="2.386cm" fo:padding-top="0.254cm" fo:padding-bottom="0.254cm" fo:padding-left="0cm" fo:padding-right="0.254cm" fo:wrap-option="wrap"/>
    </style:style>
    <style:style style:name="pr2" style:family="presentation" style:parent-style-name="CUSTOM_5f_1_5f_4-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3" style:family="presentation" style:parent-style-name="CUSTOM_5f_1_5f_4-notes" style:list-style-name="L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4" style:family="presentation" style:parent-style-name="Blank_5f_1_5f_1_5f_1_5f_1_5f_1_5f_1_5f_2-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Blank_5f_1_5f_1_5f_1_5f_1_5f_1_5f_1_5f_2-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6" style:family="presentation" style:parent-style-name="Blank_5f_1_5f_1_5f_1_5f_1_5f_1_5f_1_5f_2-notes" style:list-style-name="L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7" style:family="presentation" style:parent-style-name="Blank_5f_1_5f_1_5f_1_5f_1_5f_1_5f_1_5f_2-notes" style:list-style-name="L5">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24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 style:family="paragraph">
      <loext:graphic-properties draw:fill="solid" draw:fill-color="#69982a"/>
      <style:paragraph-properties fo:text-align="start" style:font-independent-line-spacing="true"/>
      <style:text-properties fo:font-size="14pt"/>
    </style:style>
    <style:style style:name="P5" style:family="paragraph">
      <loext:graphic-properties draw:fill="solid" draw:fill-color="#6fa8dc"/>
      <style:paragraph-properties fo:text-align="start" style:font-independent-line-spacing="true"/>
      <style:text-properties fo:font-size="14pt"/>
    </style:style>
    <style:style style:name="P6" style:family="paragraph">
      <loext:graphic-properties draw:fill="solid" draw:fill-color="#ffffff"/>
      <style:paragraph-properties fo:text-align="start" style:font-independent-line-spacing="true"/>
      <style:text-properties fo:font-size="14pt"/>
    </style:style>
    <style:style style:name="P7" style:family="paragraph">
      <loext:graphic-properties draw:fill="none"/>
      <style:paragraph-properties fo:text-align="start"/>
      <style:text-properties fo:font-size="18pt"/>
    </style:style>
    <style:style style:name="P8" style:family="paragraph">
      <loext:graphic-properties draw:fill="solid" draw:fill-color="#ff9900"/>
      <style:paragraph-properties fo:text-align="start" style:font-independent-line-spacing="true"/>
      <style:text-properties fo:font-size="14pt"/>
    </style:style>
    <style:style style:name="P9" style:family="paragraph">
      <loext:graphic-properties draw:fill="none"/>
      <style:paragraph-properties fo:text-align="start" style:font-independent-line-spacing="true"/>
      <style:text-properties fo:font-size="14pt"/>
    </style:style>
    <style:style style:name="P10" style:family="paragraph">
      <loext:graphic-properties draw:fill="solid" draw:fill-color="#85200c"/>
      <style:paragraph-properties fo:text-align="start" style:font-independent-line-spacing="true"/>
      <style:text-properties fo:font-size="14pt"/>
    </style:style>
    <style:style style:name="P11" style:family="paragraph">
      <loext:graphic-properties draw:fill="solid" draw:fill-color="#cc4125"/>
      <style:paragraph-properties fo:text-align="start" style:font-independent-line-spacing="true"/>
      <style:text-properties fo:font-size="14pt"/>
    </style:style>
    <style:style style:name="P12" style:family="paragraph">
      <loext:graphic-properties draw:fill="solid" draw:fill-color="#cfe2f3"/>
      <style:paragraph-properties fo:text-align="start" style:font-independent-line-spacing="true"/>
      <style:text-properties fo:font-size="14pt"/>
    </style:style>
    <style:style style:name="P13" style:family="paragraph">
      <loext:graphic-properties draw:fill="solid" draw:fill-color="#efefef"/>
      <style:paragraph-properties fo:text-align="start" style:font-independent-line-spacing="true"/>
      <style:text-properties fo:font-size="14pt"/>
    </style:style>
    <style:style style:name="P1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P15" style:family="paragraph">
      <loext:graphic-properties draw:fill="none" draw:fill-color="#ffffff"/>
      <style:paragraph-properties fo:text-align="start" style:font-independent-line-spacing="true"/>
      <style:text-properties fo:font-size="14pt" style:font-size-asian="14pt" style:font-size-complex="14pt"/>
    </style:style>
    <style:style style:name="P16"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7" style:family="paragraph">
      <loext:graphic-properties draw:fill="none" draw:fill-color="#ffffff"/>
      <style:paragraph-properties fo:text-align="start" style:font-independent-line-spacing="true"/>
      <style:text-properties fo:font-size="7pt" style:font-size-asian="14pt" style:font-size-complex="14pt"/>
    </style:style>
    <style:style style:name="P1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9" style:family="paragraph">
      <loext:graphic-properties draw:fill="solid" draw:fill-color="#6aa84f"/>
      <style:paragraph-properties fo:text-align="start" style:font-independent-line-spacing="true"/>
      <style:text-properties fo:font-size="14pt"/>
    </style:style>
    <style:style style:name="T1" style:family="text">
      <style:text-properties fo:font-variant="normal" fo:text-transform="none" fo:color="#000000" style:text-line-through-style="none" style:text-line-through-type="none" style:text-position="0% 100%" style:font-name="Cabin" fo:font-size="24pt" fo:letter-spacing="normal" fo:font-style="normal" style:text-underline-style="none" fo:font-weight="bold" style:font-name-asian="Cabin" style:font-size-asian="24pt" style:font-style-asian="normal" style:font-weight-asian="bold" style:font-name-complex="Cabin" style:font-size-complex="24pt" style:font-style-complex="normal" style:font-weight-complex="bold"/>
    </style:style>
    <style:style style:name="T2" style:family="text">
      <style:text-properties fo:font-variant="normal" fo:text-transform="none" fo:color="#ffffff" style:text-line-through-style="none" style:text-line-through-type="none" style:text-position="0% 100%" style:font-name="Noto Sans" fo:font-size="10pt" fo:letter-spacing="normal" fo:font-style="normal" style:text-underline-style="none" fo:font-weight="normal" style:font-name-asian="Noto Sans" style:font-size-asian="10pt" style:font-style-asian="normal" style:font-weight-asian="normal" style:font-name-complex="Noto Sans" style:font-size-complex="1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4"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5" style:family="text">
      <style:text-properties fo:font-variant="normal" fo:text-transform="none" fo:color="#999999" style:text-line-through-style="none" style:text-line-through-type="none" style:text-position="0% 100%" style:font-name="Open Sans ExtraBold" fo:font-size="7pt" fo:letter-spacing="normal" fo:font-style="normal" style:text-underline-style="none" fo:font-weight="normal" style:font-name-asian="Open Sans ExtraBold" style:font-size-asian="7pt" style:font-style-asian="normal" style:font-weight-asian="normal" style:font-name-complex="Open Sans ExtraBold" style:font-size-complex="7pt" style:font-style-complex="normal" style:font-weight-complex="normal"/>
    </style:style>
    <style:style style:name="T6" style:family="text">
      <style:text-properties fo:font-variant="normal" fo:text-transform="none" fo:color="#ffffff" style:text-line-through-style="none" style:text-line-through-type="none" style:text-position="0% 100%" style:font-name="Noto Sans" fo:font-size="9pt" fo:letter-spacing="normal" fo:font-style="normal" style:text-underline-style="none" fo:font-weight="normal" style:font-name-asian="Noto Sans" style:font-size-asian="9pt" style:font-style-asian="normal" style:font-weight-asian="normal" style:font-name-complex="Noto Sans" style:font-size-complex="9pt" style:font-style-complex="normal" style:font-weight-complex="normal"/>
    </style:style>
    <text:list-style style:name="L1">
      <text:list-level-style-number text:level="1" style:num-format="">
        <style:list-level-properties text:min-label-width="0.6cm"/>
        <style:text-properties fo:color="#3333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adb5b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Assets" draw:style-name="dp1" draw:master-page-name="CUSTOM_5f_1_5f_4">
        <draw:frame draw:name="Google Shape;56;p5" presentation:style-name="pr1" draw:text-style-name="P2" draw:layer="layout" svg:width="20.569cm" svg:height="1.389cm" svg:x="1.27cm" svg:y="0.575cm" presentation:class="title" presentation:user-transformed="true">
          <draw:text-box>
            <text:p text:style-name="P1"><text:span text:style-name="T1">Assets</text:span></text:p>
          </draw:text-box>
        </draw:frame>
        <draw:custom-shape draw:name="Google Shape;57;p5" draw:style-name="gr1" draw:text-style-name="P4" draw:layer="layout" svg:width="3.098cm" svg:height="0.834cm" svg:x="2.916cm" svg:y="9cm">
          <text:p text:style-name="P3"><text:span text:style-name="T2">Found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8;p5" draw:style-name="gr2" draw:text-style-name="P5" draw:layer="layout" svg:width="3.098cm" svg:height="0.834cm" svg:x="2.916cm" svg:y="4.585cm">
          <text:p text:style-name="P3"><text:span text:style-name="T2">End-Us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59;p5">
          <draw:custom-shape draw:name="Google Shape;60;p5" draw:style-name="gr3" draw:text-style-name="P6" draw:layer="layout" svg:width="0.641cm" svg:height="0.654cm" svg:x="10.613cm" svg:y="9.365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61;p5" draw:style-name="gr4" draw:text-style-name="P7" draw:layer="layout" svg:width="0.47cm" svg:height="0.469cm" svg:x="10.699cm" svg:y="9.458cm">
            <draw:image xlink:href="Pictures/100002010000001A000000187AE7E3FC9627F88B.png" xlink:type="simple" xlink:show="embed" xlink:actuate="onLoad">
              <text:p/>
            </draw:image>
          </draw:frame>
        </draw:g>
        <draw:g draw:name="Google Shape;62;p5">
          <draw:custom-shape draw:name="Google Shape;63;p5" draw:style-name="gr3" draw:text-style-name="P6" draw:layer="layout" svg:width="0.679cm" svg:height="0.693cm" svg:x="12.427cm" svg:y="9.346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64;p5" draw:style-name="gr4" draw:text-style-name="P7" draw:layer="layout" svg:width="0.492cm" svg:height="0.497cm" svg:x="12.52cm" svg:y="9.444cm">
            <draw:image xlink:href="Pictures/100002010000001A000000185CF82C2AC1808DFD.png" xlink:type="simple" xlink:show="embed" xlink:actuate="onLoad">
              <text:p/>
            </draw:image>
          </draw:frame>
        </draw:g>
        <draw:custom-shape draw:name="Google Shape;65;p5" draw:style-name="gr5" draw:text-style-name="P8" draw:layer="layout" svg:width="3.283cm" svg:height="0.884cm" svg:x="2.824cm" svg:y="6.913cm">
          <text:p text:style-name="P3"><text:span text:style-name="T2">Cor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66;p5">
          <draw:frame draw:name="Google Shape;67;p5" draw:style-name="gr4" draw:text-style-name="P7" draw:layer="layout" svg:width="1.424cm" svg:height="1.424cm" svg:x="11.682cm" svg:y="4.248cm">
            <draw:image xlink:href="Pictures/10000201000002EE000002EE0508BDBF5E9B9105.png" xlink:type="simple" xlink:show="embed" xlink:actuate="onLoad">
              <text:p/>
            </draw:image>
          </draw:frame>
          <draw:custom-shape draw:name="Google Shape;68;p5" draw:style-name="gr6" draw:text-style-name="P9" draw:layer="layout" svg:width="1.847cm" svg:height="0.706cm" svg:x="10.434cm" svg:y="5.131cm">
            <text:p text:style-name="P1"><text:span text:style-name="T3">Role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9;p5">
          <draw:frame draw:name="Google Shape;70;p5" draw:style-name="gr4" draw:text-style-name="P7" draw:layer="layout" svg:width="1.422cm" svg:height="1.422cm" svg:x="11.72cm" svg:y="6.471cm">
            <draw:image xlink:href="Pictures/10000201000003BE000003BE0B682327CA4F6FD9.png" xlink:type="simple" xlink:show="embed" xlink:actuate="onLoad">
              <text:p/>
            </draw:image>
          </draw:frame>
          <draw:custom-shape draw:name="Google Shape;71;p5" draw:style-name="gr6" draw:text-style-name="P9" draw:layer="layout" svg:width="1.536cm" svg:height="0.706cm" svg:x="10.399cm" svg:y="7.331cm">
            <text:p text:style-name="P1"><text:span text:style-name="T3">Role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2;p5" draw:style-name="gr7" draw:text-style-name="P10" draw:layer="layout" svg:width="0.723cm" svg:height="0.53cm" svg:x="16.601cm" svg:y="3.517cm">
          <text:p text:style-name="P3"/>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73;p5" draw:style-name="gr8" draw:text-style-name="P11" draw:layer="layout" svg:width="0.723cm" svg:height="0.53cm" svg:x="16.601cm" svg:y="5.235cm">
          <text:p text:style-name="P3"/>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74;p5" draw:style-name="gr9" draw:text-style-name="P5" draw:layer="layout" svg:width="0.723cm" svg:height="0.53cm" svg:x="16.601cm" svg:y="6.915cm">
          <text:p text:style-name="P3"/>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75;p5" draw:style-name="gr10" draw:text-style-name="P12" draw:layer="layout" svg:width="0.723cm" svg:height="0.53cm" svg:x="16.601cm" svg:y="8.658cm">
          <text:p text:style-name="P3"/>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76;p5" draw:style-name="gr11" draw:text-style-name="P13" draw:layer="layout" svg:width="0.723cm" svg:height="0.53cm" svg:x="16.601cm" svg:y="10.401cm">
          <text:p text:style-name="P3"/>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frame draw:name="Google Shape;77;p5" presentation:style-name="pr2" draw:text-style-name="P15" draw:layer="layout" svg:width="1.62cm" svg:height="0.697cm" svg:x="22.86cm" svg:y="13.208cm" presentation:class="page-number" presentation:user-transformed="true">
          <draw:text-box>
            <text:p text:style-name="P14"><text:span text:style-name="T4"><text:page-number>&lt;number&gt;</text:page-number></text:span></text:p>
          </draw:text-box>
        </draw:frame>
        <draw:frame draw:name="Google Shape;78;p5" draw:style-name="gr4" draw:text-style-name="P7" draw:layer="layout" svg:width="0.723cm" svg:height="0.79cm" svg:x="20.783cm" svg:y="6.748cm">
          <draw:image xlink:href="Pictures/100002010000030E000003563D9DE20BAD805744.png" xlink:type="simple" xlink:show="embed" xlink:actuate="onLoad">
            <text:p/>
          </draw:image>
        </draw:frame>
        <presentation:notes draw:style-name="dp2">
          <draw:page-thumbnail draw:name="Google Shape;53;g5c7c223eb6_0_1067:notes" draw:style-name="gr12" draw:layer="layout" svg:width="16.932cm" svg:height="9.524cm" svg:x="1.059cm" svg:y="1.905cm" draw:page-number="1" presentation:class="page"/>
          <draw:frame draw:name="Google Shape;54;g5c7c223eb6_0_1067:notes" presentation:style-name="pr3" draw:text-style-name="P16" draw:layer="layout" svg:width="15.239cm" svg:height="11.429cm" svg:x="1.905cm" svg:y="12.065cm" presentation:class="notes" presentation:placeholder="true" presentation:user-transformed="true">
            <draw:text-box/>
          </draw:frame>
        </presentation:notes>
      </draw:page>
      <draw:page draw:name="Architecture Canvas" draw:style-name="dp1" draw:master-page-name="Blank_5f_1_5f_1_5f_1_5f_1_5f_1_5f_1_5f_2">
        <draw:frame draw:name="Google Shape;83;p6" presentation:style-name="pr4" draw:text-style-name="P2" draw:layer="layout" svg:width="19.912cm" svg:height="1.617cm" svg:x="0.651cm" svg:y="0.509cm" presentation:class="title" presentation:user-transformed="true">
          <draw:text-box>
            <text:p text:style-name="P1"><text:span text:style-name="T1">Architecture Canvas</text:span></text:p>
          </draw:text-box>
        </draw:frame>
        <draw:frame draw:name="Google Shape;84;p6" presentation:style-name="pr5" draw:text-style-name="P17" draw:layer="layout" svg:width="0.802cm" svg:height="0.484cm" svg:x="0.837cm" svg:y="13.076cm" presentation:class="page-number" presentation:user-transformed="true">
          <draw:text-box>
            <text:p text:style-name="P14"><text:span text:style-name="T5"><text:page-number>&lt;number&gt;</text:page-number></text:span></text:p>
          </draw:text-box>
        </draw:frame>
        <draw:frame draw:name="Google Shape;85;p6" presentation:style-name="pr5" draw:text-style-name="P17" draw:layer="layout" svg:width="0.802cm" svg:height="0.484cm" svg:x="0.837cm" svg:y="13.076cm" presentation:class="page-number" presentation:user-transformed="true">
          <draw:text-box>
            <text:p text:style-name="P18"><text:span text:style-name="T5"><text:page-number>&lt;number&gt;</text:page-number></text:span></text:p>
          </draw:text-box>
        </draw:frame>
        <presentation:notes draw:style-name="dp2">
          <draw:page-thumbnail draw:name="Google Shape;80;g5ba5d48b80_0_19:notes" draw:style-name="gr12" draw:layer="layout" svg:width="16.932cm" svg:height="9.524cm" svg:x="1.059cm" svg:y="1.905cm" draw:page-number="2" presentation:class="page"/>
          <draw:frame draw:name="Google Shape;81;g5ba5d48b80_0_19:notes" presentation:style-name="pr6" draw:text-style-name="P16" draw:layer="layout" svg:width="15.239cm" svg:height="11.429cm" svg:x="1.905cm" svg:y="12.065cm" presentation:class="notes" presentation:placeholder="true" presentation:user-transformed="true">
            <draw:text-box/>
          </draw:frame>
        </presentation:notes>
      </draw:page>
      <draw:page draw:name="Architecture Canvas - Example" draw:style-name="dp1" draw:master-page-name="Blank_5f_1_5f_1_5f_1_5f_1_5f_1_5f_1_5f_2">
        <draw:frame draw:name="Google Shape;90;p7" presentation:style-name="pr4" draw:text-style-name="P2" draw:layer="layout" svg:width="19.912cm" svg:height="1.617cm" svg:x="0.651cm" svg:y="0.509cm" presentation:class="title" presentation:user-transformed="true">
          <draw:text-box>
            <text:p text:style-name="P1"><text:span text:style-name="T1">Architecture Canvas - Example</text:span></text:p>
          </draw:text-box>
        </draw:frame>
        <draw:frame draw:name="Google Shape;91;p7" presentation:style-name="pr5" draw:text-style-name="P17" draw:layer="layout" svg:width="0.802cm" svg:height="0.484cm" svg:x="0.837cm" svg:y="13.076cm" presentation:class="page-number" presentation:user-transformed="true">
          <draw:text-box>
            <text:p text:style-name="P14"><text:span text:style-name="T5"><text:page-number>&lt;number&gt;</text:page-number></text:span></text:p>
          </draw:text-box>
        </draw:frame>
        <draw:frame draw:name="Google Shape;92;p7" presentation:style-name="pr5" draw:text-style-name="P17" draw:layer="layout" svg:width="0.802cm" svg:height="0.484cm" svg:x="0.837cm" svg:y="13.076cm" presentation:class="page-number" presentation:user-transformed="true">
          <draw:text-box>
            <text:p text:style-name="P18"><text:span text:style-name="T5"><text:page-number>&lt;number&gt;</text:page-number></text:span></text:p>
          </draw:text-box>
        </draw:frame>
        <draw:custom-shape draw:name="Google Shape;93;p7" draw:style-name="gr2" draw:text-style-name="P5" draw:layer="layout" svg:width="3.098cm" svg:height="0.834cm" svg:x="11.342cm" svg:y="2.55cm">
          <text:p text:style-name="P3"><text:span text:style-name="T6">QuizUp</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4;p7" draw:style-name="gr5" draw:text-style-name="P8" draw:layer="layout" svg:width="3.283cm" svg:height="0.884cm" svg:x="16.642cm" svg:y="6.254cm">
          <text:p text:style-name="P3"><text:span text:style-name="T6">Answer_C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5;p7" draw:style-name="gr13" draw:text-style-name="P19" draw:layer="layout" svg:width="3.098cm" svg:height="0.834cm" svg:x="11.15cm" svg:y="10.406cm">
          <text:p text:style-name="P3"><text:span text:style-name="T6">QuizUp Them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6;p7" draw:style-name="gr5" draw:text-style-name="P8" draw:layer="layout" svg:width="3.283cm" svg:height="0.884cm" svg:x="5.159cm" svg:y="6.254cm">
          <text:p text:style-name="P3"><text:span text:style-name="T6">Question_C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7;p7" draw:style-name="gr5" draw:text-style-name="P8" draw:layer="layout" svg:width="3.283cm" svg:height="0.884cm" svg:x="11.342cm" svg:y="4.67cm">
          <text:p text:style-name="P3"><text:span text:style-name="T6">Quiz_BL</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98;p7">
          <draw:frame draw:name="Google Shape;99;p7" draw:style-name="gr4" draw:text-style-name="P7" draw:layer="layout" svg:width="1.424cm" svg:height="1.424cm" svg:x="16.903cm" svg:y="0.546cm">
            <draw:image xlink:href="Pictures/10000201000002EE000002EE0508BDBF5E9B9105.png" xlink:type="simple" xlink:show="embed" xlink:actuate="onLoad">
              <text:p/>
            </draw:image>
          </draw:frame>
          <draw:custom-shape draw:name="Google Shape;100;p7" draw:style-name="gr6" draw:text-style-name="P9" draw:layer="layout" svg:width="1.847cm" svg:height="0.706cm" svg:x="15.655cm" svg:y="1.285cm">
            <text:p text:style-name="P1"><text:span text:style-name="T3">Mana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1;p7">
          <draw:frame draw:name="Google Shape;102;p7" draw:style-name="gr4" draw:text-style-name="P7" draw:layer="layout" svg:width="1.422cm" svg:height="1.422cm" svg:x="20.835cm" svg:y="0.559cm">
            <draw:image xlink:href="Pictures/10000201000003BE000003BE0B682327CA4F6FD9.png" xlink:type="simple" xlink:show="embed" xlink:actuate="onLoad">
              <text:p/>
            </draw:image>
          </draw:frame>
          <draw:custom-shape draw:name="Google Shape;103;p7" draw:style-name="gr6" draw:text-style-name="P9" draw:layer="layout" svg:width="2.263cm" svg:height="0.706cm" svg:x="19.269cm" svg:y="1.275cm">
            <text:p text:style-name="P1"><text:span text:style-name="T3">Quiz Tak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4;p7">
          <draw:custom-shape draw:name="Google Shape;105;p7" draw:style-name="gr3" draw:text-style-name="P6" draw:layer="layout" svg:width="0.641cm" svg:height="0.654cm" svg:x="14.018cm" svg:y="2.962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06;p7" draw:style-name="gr4" draw:text-style-name="P7" draw:layer="layout" svg:width="0.47cm" svg:height="0.469cm" svg:x="14.103cm" svg:y="3.054cm">
            <draw:image xlink:href="Pictures/100002010000001A000000187AE7E3FC9627F88B.png" xlink:type="simple" xlink:show="embed" xlink:actuate="onLoad">
              <text:p/>
            </draw:image>
          </draw:frame>
        </draw:g>
        <presentation:notes draw:style-name="dp2">
          <draw:page-thumbnail draw:name="Google Shape;87;g13ae3f322db_0_0:notes" draw:style-name="gr12" draw:layer="layout" svg:width="16.932cm" svg:height="9.524cm" svg:x="1.059cm" svg:y="1.905cm" draw:page-number="3" presentation:class="page"/>
          <draw:frame draw:name="Google Shape;88;g13ae3f322db_0_0:notes" presentation:style-name="pr7" draw:text-style-name="P1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bin" svg:font-family="Cabin"/>
    <style:font-face style:name="Calibri" svg:font-family="Calibri"/>
    <style:font-face style:name="Noto Sans" svg:font-family="'Noto Sans'"/>
    <style:font-face style:name="Open Sans" svg:font-family="'Open Sans'"/>
    <style:font-face style:name="Open Sans ExtraBold" svg:font-family="'Open Sans Extra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USTOM_5f_1_5f_4-background" style:display-name="CUSTOM_1_4-background" style:family="presentation">
      <style:graphic-properties draw:stroke="none" draw:fill="solid" draw:fill-color="#f8f8f8"/>
      <style:text-properties style:letter-kerning="true"/>
    </style:style>
    <style:style style:name="CUSTOM_5f_1_5f_4-backgroundobjects" style:display-name="CUSTOM_1_4-backgroundobjects" style:family="presentation">
      <style:graphic-properties draw:textarea-horizontal-align="justify" draw:shadow="hidden" draw:shadow-offset-x="0.2cm" draw:shadow-offset-y="0.2cm" draw:shadow-color="#808080"/>
      <style:text-properties style:letter-kerning="true"/>
    </style:style>
    <style:style style:name="CUSTOM_5f_1_5f_4-notes" style:display-name="CUSTOM_1_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_5f_4-outline1" style:display-name="CUSTOM_1_4-outline1" style:family="presentation">
      <style:graphic-properties draw:stroke="none" draw:fill="none" draw:auto-grow-height="false" draw:fit-to-size="shrink-to-fit" style:shrink-to-fit="true">
        <text:list-style style:name="CUSTOM_5f_1_5f_4-outline1" style:display-name="CUSTOM_1_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_5f_4-outline2" style:display-name="CUSTOM_1_4-outline2" style:family="presentation" style:parent-style-name="CUSTOM_5f_1_5f_4-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_5f_4-outline3" style:display-name="CUSTOM_1_4-outline3" style:family="presentation" style:parent-style-name="CUSTOM_5f_1_5f_4-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_5f_4-outline4" style:display-name="CUSTOM_1_4-outline4" style:family="presentation" style:parent-style-name="CUSTOM_5f_1_5f_4-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_5f_4-outline5" style:display-name="CUSTOM_1_4-outline5" style:family="presentation" style:parent-style-name="CUSTOM_5f_1_5f_4-outline4">
      <style:paragraph-properties fo:margin-top="0.1cm" fo:margin-bottom="0cm"/>
      <style:text-properties fo:font-size="20pt" style:font-size-asian="20pt" style:font-size-complex="20pt"/>
    </style:style>
    <style:style style:name="CUSTOM_5f_1_5f_4-outline6" style:display-name="CUSTOM_1_4-outline6" style:family="presentation" style:parent-style-name="CUSTOM_5f_1_5f_4-outline5">
      <style:paragraph-properties fo:margin-top="0.1cm" fo:margin-bottom="0cm"/>
      <style:text-properties fo:font-size="20pt" style:font-size-asian="20pt" style:font-size-complex="20pt"/>
    </style:style>
    <style:style style:name="CUSTOM_5f_1_5f_4-outline7" style:display-name="CUSTOM_1_4-outline7" style:family="presentation" style:parent-style-name="CUSTOM_5f_1_5f_4-outline6">
      <style:paragraph-properties fo:margin-top="0.1cm" fo:margin-bottom="0cm"/>
      <style:text-properties fo:font-size="20pt" style:font-size-asian="20pt" style:font-size-complex="20pt"/>
    </style:style>
    <style:style style:name="CUSTOM_5f_1_5f_4-outline8" style:display-name="CUSTOM_1_4-outline8" style:family="presentation" style:parent-style-name="CUSTOM_5f_1_5f_4-outline7">
      <style:paragraph-properties fo:margin-top="0.1cm" fo:margin-bottom="0cm"/>
      <style:text-properties fo:font-size="20pt" style:font-size-asian="20pt" style:font-size-complex="20pt"/>
    </style:style>
    <style:style style:name="CUSTOM_5f_1_5f_4-outline9" style:display-name="CUSTOM_1_4-outline9" style:family="presentation" style:parent-style-name="CUSTOM_5f_1_5f_4-outline8">
      <style:paragraph-properties fo:margin-top="0.1cm" fo:margin-bottom="0cm"/>
      <style:text-properties fo:font-size="20pt" style:font-size-asian="20pt" style:font-size-complex="20pt"/>
    </style:style>
    <style:style style:name="CUSTOM_5f_1_5f_4-subtitle" style:display-name="CUSTOM_1_4-subtitle" style:family="presentation">
      <style:graphic-properties draw:stroke="none" draw:fill="none" draw:textarea-vertical-align="middle">
        <text:list-style style:name="CUSTOM_5f_1_5f_4-subtitle" style:display-name="CUSTOM_1_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_5f_4-title" style:display-name="CUSTOM_1_4-title" style:family="presentation">
      <style:graphic-properties draw:stroke="none" draw:fill="none" draw:textarea-vertical-align="middle">
        <text:list-style style:name="CUSTOM_5f_1_5f_4-title" style:display-name="CUSTOM_1_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_5f_1_5f_1_5f_2-background" style:display-name="Blank_1_1_1_1_1_1_2-background" style:family="presentation">
      <style:graphic-properties draw:stroke="none" draw:fill="solid" draw:fill-color="#f8f8f8"/>
      <style:text-properties style:letter-kerning="true"/>
    </style:style>
    <style:style style:name="Blank_5f_1_5f_1_5f_1_5f_1_5f_1_5f_1_5f_2-backgroundobjects" style:display-name="Blank_1_1_1_1_1_1_2-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_5f_1_5f_2-notes" style:display-name="Blank_1_1_1_1_1_1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_5f_1_5f_2-outline1" style:display-name="Blank_1_1_1_1_1_1_2-outline1" style:family="presentation">
      <style:graphic-properties draw:stroke="none" draw:fill="none" draw:auto-grow-height="false" draw:fit-to-size="shrink-to-fit" style:shrink-to-fit="true">
        <text:list-style style:name="Blank_5f_1_5f_1_5f_1_5f_1_5f_1_5f_1_5f_2-outline1" style:display-name="Blank_1_1_1_1_1_1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_5f_1_5f_1_5f_2-outline2" style:display-name="Blank_1_1_1_1_1_1_2-outline2" style:family="presentation" style:parent-style-name="Blank_5f_1_5f_1_5f_1_5f_1_5f_1_5f_1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1_5f_1_5f_2-outline3" style:display-name="Blank_1_1_1_1_1_1_2-outline3" style:family="presentation" style:parent-style-name="Blank_5f_1_5f_1_5f_1_5f_1_5f_1_5f_1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1_5f_1_5f_2-outline4" style:display-name="Blank_1_1_1_1_1_1_2-outline4" style:family="presentation" style:parent-style-name="Blank_5f_1_5f_1_5f_1_5f_1_5f_1_5f_1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1_5f_1_5f_2-outline5" style:display-name="Blank_1_1_1_1_1_1_2-outline5" style:family="presentation" style:parent-style-name="Blank_5f_1_5f_1_5f_1_5f_1_5f_1_5f_1_5f_2-outline4">
      <style:paragraph-properties fo:margin-top="0.1cm" fo:margin-bottom="0cm"/>
      <style:text-properties fo:font-size="20pt" style:font-size-asian="20pt" style:font-size-complex="20pt"/>
    </style:style>
    <style:style style:name="Blank_5f_1_5f_1_5f_1_5f_1_5f_1_5f_1_5f_2-outline6" style:display-name="Blank_1_1_1_1_1_1_2-outline6" style:family="presentation" style:parent-style-name="Blank_5f_1_5f_1_5f_1_5f_1_5f_1_5f_1_5f_2-outline5">
      <style:paragraph-properties fo:margin-top="0.1cm" fo:margin-bottom="0cm"/>
      <style:text-properties fo:font-size="20pt" style:font-size-asian="20pt" style:font-size-complex="20pt"/>
    </style:style>
    <style:style style:name="Blank_5f_1_5f_1_5f_1_5f_1_5f_1_5f_1_5f_2-outline7" style:display-name="Blank_1_1_1_1_1_1_2-outline7" style:family="presentation" style:parent-style-name="Blank_5f_1_5f_1_5f_1_5f_1_5f_1_5f_1_5f_2-outline6">
      <style:paragraph-properties fo:margin-top="0.1cm" fo:margin-bottom="0cm"/>
      <style:text-properties fo:font-size="20pt" style:font-size-asian="20pt" style:font-size-complex="20pt"/>
    </style:style>
    <style:style style:name="Blank_5f_1_5f_1_5f_1_5f_1_5f_1_5f_1_5f_2-outline8" style:display-name="Blank_1_1_1_1_1_1_2-outline8" style:family="presentation" style:parent-style-name="Blank_5f_1_5f_1_5f_1_5f_1_5f_1_5f_1_5f_2-outline7">
      <style:paragraph-properties fo:margin-top="0.1cm" fo:margin-bottom="0cm"/>
      <style:text-properties fo:font-size="20pt" style:font-size-asian="20pt" style:font-size-complex="20pt"/>
    </style:style>
    <style:style style:name="Blank_5f_1_5f_1_5f_1_5f_1_5f_1_5f_1_5f_2-outline9" style:display-name="Blank_1_1_1_1_1_1_2-outline9" style:family="presentation" style:parent-style-name="Blank_5f_1_5f_1_5f_1_5f_1_5f_1_5f_1_5f_2-outline8">
      <style:paragraph-properties fo:margin-top="0.1cm" fo:margin-bottom="0cm"/>
      <style:text-properties fo:font-size="20pt" style:font-size-asian="20pt" style:font-size-complex="20pt"/>
    </style:style>
    <style:style style:name="Blank_5f_1_5f_1_5f_1_5f_1_5f_1_5f_1_5f_2-subtitle" style:display-name="Blank_1_1_1_1_1_1_2-subtitle" style:family="presentation">
      <style:graphic-properties draw:stroke="none" draw:fill="none" draw:textarea-vertical-align="middle">
        <text:list-style style:name="Blank_5f_1_5f_1_5f_1_5f_1_5f_1_5f_1_5f_2-subtitle" style:display-name="Blank_1_1_1_1_1_1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_5f_2-title" style:display-name="Blank_1_1_1_1_1_1_2-title" style:family="presentation">
      <style:graphic-properties draw:stroke="none" draw:fill="none" draw:textarea-vertical-align="middle">
        <text:list-style style:name="Blank_5f_1_5f_1_5f_1_5f_1_5f_1_5f_1_5f_2-title" style:display-name="Blank_1_1_1_1_1_1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8f8f8"/>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2400"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none" svg:stroke-width="0cm" draw:fill="solid" draw:fill-color="#333333" draw:textarea-vertical-align="middle" draw:auto-grow-height="false" draw:fit-to-size="false" style:shrink-to-fit="false" fo:min-height="0cm" fo:min-width="0cm" fo:padding-top="0.127cm" fo:padding-bottom="0.127cm" fo:padding-left="0.254cm" fo:padding-right="0.254cm" fo:wrap-option="wrap"/>
    </style:style>
    <style:style style:name="Mgr5" style:family="graphic" style:parent-style-name="standard">
      <style:graphic-properties draw:stroke="solid" svg:stroke-width="0.026cm" svg:stroke-color="#efefef" draw:stroke-linejoin="round" draw:fill="solid" draw:fill-color="#e5eaea"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cc2200"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6fa8dc" draw:textarea-vertical-align="top"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ff9900" draw:textarea-vertical-align="top"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69982a" draw:textarea-vertical-align="top" draw:auto-grow-height="false" draw:fit-to-size="false" style:shrink-to-fit="false" fo:min-height="0cm" fo:min-width="0cm" fo:padding-top="0.254cm" fo:padding-bottom="0.254cm" fo:padding-left="0.254cm" fo:padding-right="0.254cm" fo:wrap-option="wrap"/>
    </style:style>
    <style:style style:name="Mgr10"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Mgr11" style:family="graphic" style:parent-style-name="standard">
      <style:graphic-properties draw:stroke="none" svg:stroke-width="0cm" draw:fill="solid" draw:fill-color="#42beab" draw:textarea-vertical-align="middle" draw:auto-grow-height="false" draw:fit-to-size="false" style:shrink-to-fit="false" fo:min-height="0cm" fo:min-width="0cm" fo:padding-top="0.254cm" fo:padding-bottom="0.254cm" fo:padding-left="0.254cm" fo:padding-right="0.254cm" fo:wrap-option="wrap"/>
    </style:style>
    <style:style style:name="M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CUSTOM_5f_1_5f_4-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CUSTOM_5f_1_5f_4-backgroundobjects">
      <style:graphic-properties draw:stroke="none" draw:fill="none" draw:fill-color="#ffffff" draw:auto-grow-height="false" fo:min-height="1.485cm"/>
    </style:style>
    <style:style style:name="Mpr3" style:family="presentation" style:parent-style-name="CUSTOM_5f_1_5f_4-backgroundobjects">
      <style:graphic-properties draw:stroke="none" draw:fill="none" draw:fill-color="#ffffff" draw:textarea-vertical-align="bottom" draw:auto-grow-height="false" fo:min-height="1.485cm"/>
    </style:style>
    <style:style style:name="Mpr4" style:family="presentation" style:parent-style-name="Blank_5f_1_5f_1_5f_1_5f_1_5f_1_5f_1_5f_2-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Blank_5f_1_5f_1_5f_1_5f_1_5f_1_5f_1_5f_2-backgroundobjects">
      <style:graphic-properties draw:stroke="none" draw:fill="none" draw:fill-color="#ffffff" draw:auto-grow-height="false" fo:min-height="1.27cm"/>
    </style:style>
    <style:style style:name="Mpr6" style:family="presentation" style:parent-style-name="Blank_5f_1_5f_1_5f_1_5f_1_5f_1_5f_1_5f_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4pt" style:font-size-asian="14pt" style:font-size-complex="14pt"/>
    </style:style>
    <style:style style:name="MP7" style:family="paragraph">
      <loext:graphic-properties draw:fill="solid" draw:fill-color="#ff2400"/>
      <style:paragraph-properties fo:text-align="start" style:font-independent-line-spacing="true"/>
      <style:text-properties fo:font-size="14pt"/>
    </style:style>
    <style:style style:name="MP8" style:family="paragraph">
      <loext:graphic-properties draw:fill="solid" draw:fill-color="#333333"/>
      <style:paragraph-properties fo:text-align="start" style:font-independent-line-spacing="true"/>
      <style:text-properties fo:font-size="14pt"/>
    </style:style>
    <style:style style:name="MP9" style:family="paragraph">
      <loext:graphic-properties draw:fill="solid" draw:fill-color="#e5eaea"/>
      <style:paragraph-properties fo:text-align="start" style:font-independent-line-spacing="true"/>
      <style:text-properties fo:font-size="14pt"/>
    </style:style>
    <style:style style:name="MP10"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11" style:family="paragraph">
      <loext:graphic-properties draw:fill="solid" draw:fill-color="#cc2200"/>
      <style:paragraph-properties fo:text-align="start" style:font-independent-line-spacing="true"/>
      <style:text-properties fo:font-size="14pt"/>
    </style:style>
    <style:style style:name="MP12" style:family="paragraph">
      <loext:graphic-properties draw:fill="solid" draw:fill-color="#6fa8dc"/>
      <style:paragraph-properties fo:text-align="start" style:font-independent-line-spacing="true"/>
      <style:text-properties fo:font-size="14pt"/>
    </style:style>
    <style:style style:name="MP13" style:family="paragraph">
      <loext:graphic-properties draw:fill="solid" draw:fill-color="#ff9900"/>
      <style:paragraph-properties fo:text-align="start" style:font-independent-line-spacing="true"/>
      <style:text-properties fo:font-size="14pt"/>
    </style:style>
    <style:style style:name="MP14" style:family="paragraph">
      <loext:graphic-properties draw:fill="solid" draw:fill-color="#69982a"/>
      <style:paragraph-properties fo:text-align="start" style:font-independent-line-spacing="true"/>
      <style:text-properties fo:font-size="14pt"/>
    </style:style>
    <style:style style:name="MP15"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MP16" style:family="paragraph">
      <loext:graphic-properties draw:fill="none"/>
      <style:paragraph-properties fo:text-align="start" style:font-independent-line-spacing="true"/>
      <style:text-properties fo:font-size="14pt"/>
    </style:style>
    <style:style style:name="MP17" style:family="paragraph">
      <loext:graphic-properties draw:fill="solid" draw:fill-color="#42beab"/>
      <style:paragraph-properties fo:text-align="start" style:font-independent-line-spacing="true"/>
      <style:text-properties fo:font-size="14pt"/>
    </style:style>
    <style:style style:name="MP18" style:family="paragraph">
      <loext:graphic-properties draw:fill="none" draw:fill-color="#ffffff"/>
      <style:paragraph-properties fo:text-align="start" style:font-independent-line-spacing="true"/>
      <style:text-properties fo:font-size="7pt" style:font-size-asian="14pt" style:font-size-complex="14pt"/>
    </style:style>
    <style:style style:name="MP19" style:family="paragraph">
      <loext:graphic-properties draw:fill="none"/>
      <style:paragraph-properties fo:text-align="start"/>
      <style:text-properties fo:font-size="18pt"/>
    </style:style>
    <style:style style:name="MT1"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MT3" style:family="text">
      <style:text-properties fo:font-variant="normal" fo:text-transform="none" fo:color="#b7b7b7" style:text-line-through-style="none" style:text-line-through-type="none" style:text-position="0% 100%" style:font-name="Noto Sans" fo:font-size="12pt" fo:letter-spacing="normal" fo:font-style="normal" style:text-underline-style="none" fo:font-weight="normal" style:font-name-asian="Noto Sans" style:font-size-asian="12pt" style:font-style-asian="normal" style:font-weight-asian="normal" style:font-name-complex="Noto Sans" style:font-size-complex="12pt" style:font-style-complex="normal" style:font-weight-complex="normal"/>
    </style:style>
    <style:style style:name="MT4" style:family="text">
      <style:text-properties fo:font-variant="normal" fo:text-transform="none" fo:color="#999999" style:text-line-through-style="none" style:text-line-through-type="none" style:text-position="0% 100%" style:font-name="Open Sans ExtraBold" fo:font-size="7pt" fo:letter-spacing="normal" fo:font-style="normal" style:text-underline-style="none" fo:font-weight="normal" style:font-name-asian="Open Sans ExtraBold" style:font-size-asian="7pt" style:font-style-asian="normal" style:font-weight-asian="normal" style:font-name-complex="Open Sans ExtraBold" style:font-size-complex="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adb5b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CUSTOM_5f_1_5f_4" style:display-name="CUSTOM_1_4" style:page-layout-name="PM1" draw:style-name="Mdp1">
      <draw:frame draw:name="Google Shape;9;p2" presentation:style-name="CUSTOM_5f_1_5f_4-title" draw:layer="backgroundobjects" svg:width="20.569cm" svg:height="1.389cm" svg:x="1.27cm" svg:y="0.575cm" presentation:class="title" presentation:placeholder="true" presentation:user-transformed="true">
        <draw:text-box/>
      </draw:frame>
      <draw:frame draw:name="Google Shape;10;p2" presentation:style-name="Mpr1" draw:text-style-name="MP6" draw:layer="backgroundobjects" svg:width="1.62cm" svg:height="0.697cm" svg:x="22.86cm" svg:y="13.208cm" presentation:class="page-number" presentation:user-transformed="true">
        <draw:text-box>
          <text:p text:style-name="MP5"><text:span text:style-name="MT1"><text:page-number>&lt;number&gt;</text:page-number></text:span></text:p>
        </draw:text-box>
      </draw:frame>
      <draw:g draw:name="Google Shape;11;p2">
        <draw:custom-shape draw:name="Google Shape;12;p2" draw:style-name="Mgr3" draw:text-style-name="MP7" draw:layer="layout" svg:width="0.627cm" svg:height="0.624cm" svg:x="0.635cm" svg:y="13.244cm">
          <text:p text:style-name="MP10"/>
          <draw:enhanced-geometry draw:mirror-horizontal="false" draw:mirror-vertical="false" drawooo:sub-view-size="285750 285750" draw:text-areas="0 0 ?f0 ?f1" svg:viewBox="0 0 0 0" draw:type="ooxml-non-primitive" draw:enhanced-path="M 90327 149158 C 91677 162200 97824 174281 107579 183064 117335 191846 130007 196707 143144 196707 156281 196707 168954 191846 178709 183064 188465 174281 194611 162200 195962 149158 196140 147375 196229 145568 196229 143738 196289 136742 194960 129804 192319 123323 189678 116842 185778 110948 180843 105980 175907 101012 170035 97068 163564 94377 157094 91686 150154 90300 143144 90300 136134 90300 129194 91686 122724 94377 116254 97068 110381 101012 105446 105980 100511 110948 96610 116842 93969 123323 91328 129804 89999 136742 90059 143738 90059 145561 90148 147373 90327 149158 Z M 0 142879 C -1 114620 8394 86996 24124 63500 39853 40004 62210 21690 88368 10876 114526 62 143308 -2768 171078 2745 198847 8259 224354 21867 244373 41849 264393 61831 278027 87289 283550 115005 289072 142721 286237 171448 275401 197555 264565 223662 246217 245976 222674 261675 199133 277374 171455 285752 143142 285750 124344 285750 105730 282054 88363 274874 70996 267694 55216 257170 41924 243904 28632 230637 18088 214887 10895 197553 3702 180219 -1 161641 0 142879 Z N">
            <draw:equation draw:name="f0" draw:formula="logwidth"/>
            <draw:equation draw:name="f1" draw:formula="logheight"/>
          </draw:enhanced-geometry>
        </draw:custom-shape>
        <draw:custom-shape draw:name="Google Shape;13;p2" draw:style-name="Mgr4" draw:text-style-name="MP8" draw:layer="layout" svg:width="0.25cm" svg:height="0.249cm" svg:x="1.399cm" svg:y="13.423cm">
          <text:p text:style-name="MP10"/>
          <draw:enhanced-geometry draw:mirror-horizontal="false" draw:mirror-vertical="false" drawooo:sub-view-size="114300 114300" draw:text-areas="0 0 ?f0 ?f1" svg:viewBox="0 0 0 0" draw:type="ooxml-non-primitive" draw:enhanced-path="M 115048 60444 C 115048 103895 84890 122832 56426 122832 24570 122832 0 99533 0 62387 0 23059 25776 0 58369 0 92185 0 115048 24515 115048 60444 Z M 21645 61656 C 21645 87393 36487 106814 57403 106814 77834 106814 93158 87633 93158 61175 93158 41263 83179 16017 57884 16017 32590 16017 21645 39328 21645 61656 Z N">
            <draw:equation draw:name="f0" draw:formula="logwidth"/>
            <draw:equation draw:name="f1" draw:formula="logheight"/>
          </draw:enhanced-geometry>
        </draw:custom-shape>
        <draw:custom-shape draw:name="Google Shape;14;p2" draw:style-name="Mgr4" draw:text-style-name="MP8" draw:layer="layout" svg:width="0.208cm" svg:height="0.249cm" svg:x="1.709cm" svg:y="13.429cm">
          <text:p text:style-name="MP10"/>
          <draw:enhanced-geometry draw:mirror-horizontal="false" draw:mirror-vertical="false" drawooo:sub-view-size="95250 114300" draw:text-areas="0 0 ?f0 ?f1" svg:viewBox="0 0 0 0" draw:type="ooxml-non-primitive" draw:enhanced-path="M 99235 85450 C 99235 97585 99476 108288 100209 117493 L 81240 117493 80026 98317 79534 98317 C 75568 105072 69874 110654 63037 114493 56201 118331 48465 120289 40622 120164 22130 120164 0 109972 0 68681 L 0 0 21405 0 21405 65058 C 21405 87393 28219 102440 47676 102440 53774 102337 59705 100439 64725 96984 69746 93528 73632 88671 75895 83019 77185 79523 77842 75825 77834 72099 L 77834 0 99235 0 99235 85450 Z N">
            <draw:equation draw:name="f0" draw:formula="logwidth"/>
            <draw:equation draw:name="f1" draw:formula="logheight"/>
          </draw:enhanced-geometry>
        </draw:custom-shape>
        <draw:custom-shape draw:name="Google Shape;15;p2" draw:style-name="Mgr4" draw:text-style-name="MP8" draw:layer="layout" svg:width="0.166cm" svg:height="0.249cm" svg:x="2.157cm" svg:y="13.423cm">
          <text:p text:style-name="MP10"/>
          <draw:enhanced-geometry draw:mirror-horizontal="false" draw:mirror-vertical="false" drawooo:sub-view-size="76200 114300" draw:text-areas="0 0 ?f0 ?f1" svg:viewBox="0 0 0 0" draw:type="ooxml-non-primitive" draw:enhanced-path="M 5341 98305 C 13815 103601 23552 106541 33548 106820 49116 106820 56430 99055 56430 89344 56430 79143 50349 73558 34540 67732 13376 60207 3405 48552 3405 34477 3405 15541 18733 3 44027 3 54143 -96 64112 2414 72971 7288 L 67623 22826 C 60385 18370 52047 16014 43543 16025 30890 16025 23836 23306 23836 32050 23836 41762 30890 46125 46218 51954 66649 59727 77102 69915 77102 87400 77102 108032 61050 122846 33082 122846 21526 122985 10129 120138 0 114581 L 5341 98305 Z N">
            <draw:equation draw:name="f0" draw:formula="logwidth"/>
            <draw:equation draw:name="f1" draw:formula="logheight"/>
          </draw:enhanced-geometry>
        </draw:custom-shape>
        <draw:custom-shape draw:name="Google Shape;16;p2" draw:style-name="Mgr4" draw:text-style-name="MP8" draw:layer="layout" svg:width="0.166cm" svg:height="0.249cm" svg:x="2.617cm" svg:y="13.423cm">
          <text:p text:style-name="MP10"/>
          <draw:enhanced-geometry draw:mirror-horizontal="false" draw:mirror-vertical="false" drawooo:sub-view-size="76200 114300" draw:text-areas="0 0 ?f0 ?f1" svg:viewBox="0 0 0 0" draw:type="ooxml-non-primitive" draw:enhanced-path="M 5329 98305 C 13807 103600 23550 106540 33548 106820 49107 106820 56428 99055 56428 89344 56428 79143 50348 73558 34540 67732 13376 60207 3409 48552 3409 34477 3409 15541 18724 3 44019 3 54132 -96 64105 2413 72963 7288 L 67610 22826 C 60381 18370 52037 16015 43538 16025 30883 16025 23829 23306 23829 32050 23829 41762 30883 46125 46211 51954 66639 59727 77097 69915 77097 87401 77097 108032 61048 122846 33075 122846 21520 122983 10127 120136 0 114582 L 5329 98305 Z N">
            <draw:equation draw:name="f0" draw:formula="logwidth"/>
            <draw:equation draw:name="f1" draw:formula="logheight"/>
          </draw:enhanced-geometry>
        </draw:custom-shape>
        <draw:custom-shape draw:name="Google Shape;17;p2" draw:style-name="Mgr4" draw:text-style-name="MP8" draw:layer="layout" svg:width="0.355cm" svg:height="0.249cm" svg:x="3.276cm" svg:y="13.423cm">
          <text:p text:style-name="MP10"/>
          <draw:enhanced-geometry draw:mirror-horizontal="false" draw:mirror-vertical="false" drawooo:sub-view-size="161925 114300" draw:text-areas="0 0 ?f0 ?f1" svg:viewBox="0 0 0 0" draw:type="ooxml-non-primitive" draw:enhanced-path="M 962 34504 C 962 22365 724 12405 0 2705 L 18717 2705 19688 21634 20412 21634 C 23946 14949 29280 9384 35814 5566 42339 1749 49816 -169 57388 30 64713 -49 71885 2185 77867 6414 83858 10644 88344 16651 90707 23581 L 91192 23581 C 94450 17619 98927 12407 104327 8283 111776 2587 120977 -332 130359 30 145923 30 169031 10230 169031 51014 L 169031 120202 148114 120202 148114 53681 C 148114 31102 139846 17512 122577 17512 116862 17752 111376 19747 106842 23223 102318 26699 98974 31487 97269 36931 96164 40385 95593 43988 95574 47615 L 95574 120202 74657 120202 74657 49798 C 74657 31102 66389 17512 50092 17512 36709 17512 26984 28195 23574 38874 22384 42227 21803 45768 21879 49326 L 21879 120202 952 120202 962 34504 Z N">
            <draw:equation draw:name="f0" draw:formula="logwidth"/>
            <draw:equation draw:name="f1" draw:formula="logheight"/>
          </draw:enhanced-geometry>
        </draw:custom-shape>
        <draw:custom-shape draw:name="Google Shape;18;p2" draw:style-name="Mgr4" draw:text-style-name="MP8" draw:layer="layout" svg:width="0.166cm" svg:height="0.249cm" svg:x="3.705cm" svg:y="13.423cm">
          <text:p text:style-name="MP10"/>
          <draw:enhanced-geometry draw:mirror-horizontal="false" draw:mirror-vertical="false" drawooo:sub-view-size="76200 114300" draw:text-areas="0 0 ?f0 ?f1" svg:viewBox="0 0 0 0" draw:type="ooxml-non-primitive" draw:enhanced-path="M 5353 98323 C 13830 103619 23574 106560 33576 106840 49130 106840 56455 99075 56455 89362 56455 79163 50368 73577 34566 67751 13373 60207 3410 48551 3410 34477 3410 15541 18736 3 44024 3 54140 -96 64113 2414 72971 7288 L 67627 22825 C 60388 18369 52044 16014 43539 16024 30890 16024 23841 23305 23841 32050 23841 41762 30890 46124 46215 51954 66627 59727 77105 69934 77105 87400 77105 108032 61046 122845 33080 122845 21526 122984 10125 120137 0 114581 L 5353 98323 Z N">
            <draw:equation draw:name="f0" draw:formula="logwidth"/>
            <draw:equation draw:name="f1" draw:formula="logheight"/>
          </draw:enhanced-geometry>
        </draw:custom-shape>
        <draw:custom-shape draw:name="Google Shape;19;p2" draw:style-name="Mgr4" draw:text-style-name="MP8" draw:layer="layout" svg:width="0.229cm" svg:height="0.353cm" svg:x="2.351cm" svg:y="13.432cm">
          <text:p text:style-name="MP10"/>
          <draw:enhanced-geometry draw:mirror-horizontal="false" draw:mirror-vertical="false" drawooo:sub-view-size="104775 161925" draw:text-areas="0 0 ?f0 ?f1" svg:viewBox="0 0 0 0" draw:type="ooxml-non-primitive" draw:enhanced-path="M 88054 0 L 64699 67354 C 61786 75870 59354 86971 57163 90316 L 56679 90316 C 54739 86971 51815 75606 49131 67864 L 23355 0 0 0 43546 107545 C 44306 109198 44796 110960 45001 112767 44733 114497 44158 116164 43302 117691 39238 126885 33071 135000 25295 141385 19778 146012 13421 149539 6570 151774 L 12387 169630 C 22016 167298 30893 162563 38187 155870 52785 143250 63240 123335 78564 83031 L 110673 0 88054 0 Z N">
            <draw:equation draw:name="f0" draw:formula="logwidth"/>
            <draw:equation draw:name="f1" draw:formula="logheight"/>
          </draw:enhanced-geometry>
        </draw:custom-shape>
        <draw:custom-shape draw:name="Google Shape;20;p2" draw:style-name="Mgr4" draw:text-style-name="MP8" draw:layer="layout" svg:width="0.208cm" svg:height="0.249cm" svg:x="2.991cm" svg:y="13.422cm">
          <text:p text:style-name="MP10"/>
          <draw:enhanced-geometry draw:mirror-horizontal="false" draw:mirror-vertical="false" drawooo:sub-view-size="95250 114300" draw:text-areas="0 0 ?f0 ?f1" svg:viewBox="0 0 0 0" draw:type="ooxml-non-primitive" draw:enhanced-path="M 103375 64799 C 103946 61654 104194 58459 104108 55265 104108 33607 93869 0 55350 0 20964 0 0 28102 0 63630 0 99157 21717 123304 58026 123304 71447 123419 84715 120529 96869 114846 L 91526 98588 C 73562 105877 60150 107332 50130 105432 46053 104587 42120 103109 38500 101049 22631 91342 20707 70431 20488 66057 20488 65775 20460 64783 20460 64783 L 103375 64799 Z M 53635 16614 C 77781 16614 83629 38024 83382 51409 L 20726 51409 C 22431 38024 31937 16614 53635 16614 Z N">
            <draw:equation draw:name="f0" draw:formula="logwidth"/>
            <draw:equation draw:name="f1" draw:formula="logheight"/>
          </draw:enhanced-geometry>
        </draw:custom-shape>
        <draw:custom-shape draw:name="Google Shape;21;p2" draw:style-name="Mgr4" draw:text-style-name="MP8" draw:layer="layout" svg:width="0.104cm" svg:height="0.333cm" svg:x="2.002cm" svg:y="13.338cm">
          <text:p text:style-name="MP10"/>
          <draw:enhanced-geometry draw:mirror-horizontal="false" draw:mirror-vertical="false" drawooo:sub-view-size="47625 152400" draw:text-areas="0 0 ?f0 ?f1" svg:viewBox="0 0 0 0" draw:type="ooxml-non-primitive" draw:enhanced-path="M 49309 137540 C 45399 140420 40810 142243 35987 142833 28576 142716 23468 137595 23468 123245 L 23468 56500 53637 56500 53637 43130 23468 43130 23468 0 0 15948 0 122011 C 0 135854 3459 146285 9540 152591 12994 156209 17356 158838 22172 160205 27661 161873 33478 162159 39104 161038 44730 159917 49991 157423 54417 153780 L 49309 137540 Z N">
            <draw:equation draw:name="f0" draw:formula="logwidth"/>
            <draw:equation draw:name="f1" draw:formula="logheight"/>
          </draw:enhanced-geometry>
        </draw:custom-shape>
        <draw:custom-shape draw:name="Google Shape;22;p2" draw:style-name="Mgr4" draw:text-style-name="MP8" draw:layer="layout" svg:width="0.104cm" svg:height="0.333cm" svg:x="2.842cm" svg:y="13.338cm">
          <text:p text:style-name="MP10"/>
          <draw:enhanced-geometry draw:mirror-horizontal="false" draw:mirror-vertical="false" drawooo:sub-view-size="47625 152400" draw:text-areas="0 0 ?f0 ?f1" svg:viewBox="0 0 0 0" draw:type="ooxml-non-primitive" draw:enhanced-path="M 49416 137540 C 45482 140418 40872 142240 36033 142833 28623 142716 23460 137595 23460 123245 L 23460 56500 53635 56500 53635 43130 23460 43130 23460 0 0 15948 0 122011 C 0 135854 3505 146285 9592 152591 13049 156212 17421 158842 22250 160205 27737 161872 33557 162158 39186 161037 44815 159916 50073 157422 54502 153780 L 49416 137540 Z N">
            <draw:equation draw:name="f0" draw:formula="logwidth"/>
            <draw:equation draw:name="f1" draw:formula="logheight"/>
          </draw:enhanced-geometry>
        </draw:custom-shape>
      </draw:g>
      <draw:frame presentation:style-name="CUSTOM_5f_1_5f_4-outline1" draw:layer="backgroundobjects" svg:width="22.859cm" svg:height="8.286cm" svg:x="1.27cm" svg:y="3.343cm" presentation:class="outline" presentation:placeholder="true">
        <draw:text-box/>
      </draw:frame>
      <presentation:notes style:page-layout-name="PM2">
        <draw:page-thumbnail presentation:style-name="CUSTOM_5f_1_5f_4-title" draw:layer="backgroundobjects" svg:width="19.798cm" svg:height="11.136cm" svg:x="0.6cm" svg:y="2.257cm" presentation:class="page"/>
        <draw:frame presentation:style-name="CUSTOM_5f_1_5f_4-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_5f_1_5f_1_5f_1_5f_1_5f_1_5f_1_5f_2" style:display-name="Blank_1_1_1_1_1_1_2" style:page-layout-name="PM1" draw:style-name="Mdp1">
      <draw:custom-shape draw:name="Google Shape;38;p4" draw:style-name="Mgr5" draw:text-style-name="MP9" draw:layer="backgroundobjects" svg:width="21.567cm" svg:height="5.553cm" svg:x="1.958cm" svg:y="3.897cm">
        <text:p text:style-name="M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p4" draw:style-name="Mgr5" draw:text-style-name="MP9" draw:layer="backgroundobjects" svg:width="21.567cm" svg:height="2.905cm" svg:x="1.958cm" svg:y="9.651cm">
        <text:p text:style-name="M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p4" draw:style-name="Mgr6" draw:text-style-name="MP11" draw:layer="backgroundobjects" svg:width="25.399cm" svg:height="0.036cm" svg:x="0cm" svg:y="-0.019cm">
        <text:p text:style-name="MP10"><text:span text:style-name="MT2"><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p4" draw:style-name="Mgr5" draw:text-style-name="MP9" draw:layer="backgroundobjects" svg:width="21.567cm" svg:height="1.568cm" svg:x="1.958cm" svg:y="2.136cm">
        <text:p text:style-name="M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p4" draw:style-name="Mgr7" draw:text-style-name="MP12" draw:layer="backgroundobjects" svg:width="0.575cm" svg:height="1.568cm" svg:x="1.165cm" svg:y="2.1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p4" draw:style-name="Mgr8" draw:text-style-name="MP13" draw:layer="backgroundobjects" svg:width="0.575cm" svg:height="5.553cm" svg:x="1.165cm" svg:y="3.8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p4" draw:style-name="Mgr9" draw:text-style-name="MP14" draw:layer="backgroundobjects" svg:width="0.575cm" svg:height="2.905cm" svg:x="1.165cm" svg:y="9.6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5;p4" presentation:style-name="Blank_5f_1_5f_1_5f_1_5f_1_5f_1_5f_1_5f_2-title" draw:layer="backgroundobjects" svg:width="19.912cm" svg:height="1.617cm" svg:x="0.651cm" svg:y="0.509cm" presentation:class="title" presentation:placeholder="true" presentation:user-transformed="true">
        <draw:text-box/>
      </draw:frame>
      <draw:custom-shape draw:name="Google Shape;46;p4" draw:style-name="Mgr10" draw:text-style-name="MP16" draw:layer="backgroundobjects" svg:width="21.509cm" svg:height="2.932cm" svg:x="1.96cm" svg:y="9.653cm">
        <text:p text:style-name="MP15"><text:span text:style-name="MT3">Foundation</text:span><text:span text:style-name="MT3"><text:line-break/></text:span><text:span text:style-name="MT3">Modu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p4" draw:style-name="Mgr10" draw:text-style-name="MP16" draw:layer="backgroundobjects" svg:width="21.509cm" svg:height="5.411cm" svg:x="1.96cm" svg:y="3.909cm">
        <text:p text:style-name="MP15"><text:span text:style-name="MT3">Core </text:span></text:p>
        <text:p text:style-name="MP15"><text:span text:style-name="MT3">Business</text:span><text:span text:style-name="MT3"><text:line-break/></text:span><text:span text:style-name="MT3">Modu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p4" draw:style-name="Mgr10" draw:text-style-name="MP16" draw:layer="backgroundobjects" svg:width="21.57cm" svg:height="1.461cm" svg:x="1.93cm" svg:y="2.214cm">
        <text:p text:style-name="MP15"><text:span text:style-name="MT3">End User</text:span><text:span text:style-name="MT3"><text:line-break/></text:span><text:span text:style-name="MT3">Modu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p4" draw:style-name="Mgr11" draw:text-style-name="MP17" draw:layer="backgroundobjects" svg:width="0.037cm" svg:height="0.212cm" svg:x="0.92cm" svg:y="13.211cm">
        <text:p text:style-name="MP10"><text:span text:style-name="MT2"/></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0;p4" presentation:style-name="Mpr4" draw:text-style-name="MP18" draw:layer="backgroundobjects" svg:width="0.802cm" svg:height="0.484cm" svg:x="0.837cm" svg:y="13.076cm" presentation:class="page-number" presentation:user-transformed="true">
        <draw:text-box>
          <text:p text:style-name="MP5"><text:span text:style-name="MT4"><text:page-number>&lt;number&gt;</text:page-number></text:span></text:p>
        </draw:text-box>
      </draw:frame>
      <draw:frame draw:name="Google Shape;51;p4" draw:style-name="Mgr12" draw:text-style-name="MP19" draw:layer="backgroundobjects" svg:width="2.947cm" svg:height="0.736cm" svg:x="21.183cm" svg:y="12.966cm">
        <draw:image xlink:href="Pictures/10000201000004B00000012CF9D0EA249E016E09.png" xlink:type="simple" xlink:show="embed" xlink:actuate="onLoad">
          <text:p/>
        </draw:image>
      </draw:frame>
      <draw:frame presentation:style-name="Blank_5f_1_5f_1_5f_1_5f_1_5f_1_5f_1_5f_2-outline1" draw:layer="backgroundobjects" svg:width="22.859cm" svg:height="8.286cm" svg:x="1.27cm" svg:y="3.343cm" presentation:class="outline" presentation:placeholder="true">
        <draw:text-box/>
      </draw:frame>
      <presentation:notes style:page-layout-name="PM2">
        <draw:page-thumbnail presentation:style-name="Blank_5f_1_5f_1_5f_1_5f_1_5f_1_5f_1_5f_2-title" draw:layer="backgroundobjects" svg:width="16.931cm" svg:height="9.524cm" svg:x="1.059cm" svg:y="1.93cm" presentation:class="page"/>
        <draw:frame presentation:style-name="Blank_5f_1_5f_1_5f_1_5f_1_5f_1_5f_1_5f_2-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01"/>
    <meta:generator>LibreOfficeDev/6.0.5.2$Linux_X86_64 LibreOffice_project/</meta:generator>
  </office:meta>
</office:document-meta>
</file>